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64ff4"/>
    </style:style>
    <style:style style:name="P2" style:family="paragraph" style:parent-style-name="Standard">
      <style:paragraph-properties fo:text-align="justify" style:justify-single-word="false"/>
      <style:text-properties officeooo:rsid="001094ec" officeooo:paragraph-rsid="001094ec"/>
    </style:style>
    <style:style style:name="P3" style:family="paragraph" style:parent-style-name="Standard">
      <style:paragraph-properties fo:text-align="justify" style:justify-single-word="false"/>
      <style:text-properties officeooo:rsid="00137da5" officeooo:paragraph-rsid="00137da5"/>
    </style:style>
    <style:style style:name="P4" style:family="paragraph" style:parent-style-name="Standard">
      <style:paragraph-properties fo:text-align="justify" style:justify-single-word="false"/>
      <style:text-properties officeooo:rsid="00137da5" officeooo:paragraph-rsid="0015eb60"/>
    </style:style>
    <style:style style:name="P5" style:family="paragraph" style:parent-style-name="Standard">
      <style:paragraph-properties fo:text-align="justify" style:justify-single-word="false"/>
      <style:text-properties fo:font-weight="bold" officeooo:rsid="001094ec" officeooo:paragraph-rsid="001094ec" style:font-weight-asian="bold" style:font-weight-complex="bold"/>
    </style:style>
    <style:style style:name="P6" style:family="paragraph" style:parent-style-name="Standard">
      <style:paragraph-properties fo:text-align="justify" style:justify-single-word="false"/>
      <style:text-properties fo:font-weight="bold" officeooo:rsid="00137da5" officeooo:paragraph-rsid="00137da5"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officeooo:rsid="0017d5d1" style:font-weight-asian="normal" style:font-weight-complex="normal"/>
    </style:style>
    <style:style style:name="T3" style:family="text">
      <style:text-properties fo:font-weight="normal" officeooo:rsid="0018c2f9" style:font-weight-asian="normal" style:font-weight-complex="normal"/>
    </style:style>
    <style:style style:name="T4" style:family="text">
      <style:text-properties fo:font-weight="normal" officeooo:rsid="001a78ee" style:font-weight-asian="normal" style:font-weight-complex="normal"/>
    </style:style>
    <style:style style:name="T5" style:family="text">
      <style:text-properties fo:font-weight="normal" officeooo:rsid="001c6be2" style:font-weight-asian="normal" style:font-weight-complex="normal"/>
    </style:style>
    <style:style style:name="T6" style:family="text">
      <style:text-properties officeooo:rsid="0015eb60"/>
    </style:style>
    <style:style style:name="T7" style:family="text">
      <style:text-properties officeooo:rsid="0018c2f9"/>
    </style:style>
    <style:style style:name="T8" style:family="text">
      <style:text-properties officeooo:rsid="001a78ee"/>
    </style:style>
    <style:style style:name="T9" style:family="text">
      <style:text-properties officeooo:rsid="001c6be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Ejercicio 1: </text:span><text:span text:style-name="T5">Estaba preparada para que la resolvieras como una ecuación diferencial homogénea. No obstante, también se puede resolver como ecuación de Bernouilli. Bastante sorprendido (gratamente) de que hayas optado por ese camino. He seguido tu procedimiento y está muy bien. (10/10).</text:span></text:p>
      <text:p text:style-name="P5"/>
      <text:p text:style-name="P2"><text:span text:style-name="T1">Ejercicio 2:</text:span> <text:span text:style-name="T9">Perfecto</text:span> (<text:span text:style-name="T9">10</text:span>/10).</text:p>
      <text:p text:style-name="P5"/>
      <text:p text:style-name="P2"><text:span text:style-name="T1">Ejercicio 3:</text:span> <text:span text:style-name="T8">Pequeños errores. Mira cómo lo he hecho yo (8 /10).</text:span></text:p>
      <text:p text:style-name="P5"/>
      <text:p text:style-name="P2"><text:span text:style-name="T1">Ejercicio 4:</text:span> <text:span text:style-name="T9">Falta añadir un término constante a la solución particular (7/10)</text:span></text:p>
      <text:p text:style-name="P6"/>
      <text:p text:style-name="P4"><text:span text:style-name="T1">Ejercicio 5:</text:span> <text:span text:style-name="T9">Perfecto 10/10.</text:span></text:p>
      <text:p text:style-name="P6"/>
      <text:p text:style-name="P3"><text:span text:style-name="T1">Ejercicio 6: </text:span>Está bien 10/10</text:p>
      <text:p text:style-name="P6"/>
      <text:p text:style-name="P3"><text:span text:style-name="T1">Ejercicio 7:</text:span> <text:span text:style-name="T8">Perfecto 10/10</text:span></text:p>
      <text:p text:style-name="P6"/>
      <text:p text:style-name="P3"><text:span text:style-name="T1">Ejercicio 8:</text:span> <text:span text:style-name="T8">Perfecto 10/10. </text:span></text:p>
      <text:p text:style-name="P6"/>
      <text:p text:style-name="P3"><text:span text:style-name="T1">Ejercicio 9:</text:span> <text:span text:style-name="T6">Perfecto 10/10</text:span></text:p>
      <text:p text:style-name="P6"/>
      <text:p text:style-name="P3"><text:span text:style-name="T1">Nota: </text:span><text:bookmark-start text:name="__DdeLink__92_187082592"/><text:bookmark-start text:name="__DdeLink__78_2189117109"/><text:bookmark-start text:name="__DdeLink__81_398190948"/><text:bookmark-start text:name="__DdeLink__121_1471071666"/><text:span text:style-name="T2">(</text:span><text:span text:style-name="T5">10</text:span><text:span text:style-name="T3">+10+</text:span><text:span text:style-name="T5">8</text:span><text:span text:style-name="T3">+</text:span><text:span text:style-name="T5">7</text:span><text:span text:style-name="T3">+</text:span><text:span text:style-name="T5">10</text:span><text:span text:style-name="T3">+10+</text:span><text:span text:style-name="T4">10</text:span><text:span text:style-name="T3">+</text:span><text:span text:style-name="T4">1</text:span><text:span text:style-name="T3">0+10</text:span><text:span text:style-name="T2">)/9</text:span><text:bookmark-end text:name="__DdeLink__92_187082592"/><text:bookmark-end text:name="__DdeLink__78_2189117109"/><text:bookmark-end text:name="__DdeLink__81_398190948"/><text:bookmark-end text:name="__DdeLink__121_1471071666"/><text:span text:style-name="T2">=</text:span><text:span text:style-name="T4">9.</text:span><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6:58:17.837760646</meta:creation-date>
    <dc:date>2020-05-08T17:04:19.829826975</dc:date>
    <meta:editing-duration>PT1H27M2S</meta:editing-duration>
    <meta:editing-cycles>15</meta:editing-cycles>
    <meta:generator>LibreOffice/6.0.7.3$Linux_X86_64 LibreOffice_project/00m0$Build-3</meta:generator>
    <meta:document-statistic meta:table-count="0" meta:image-count="0" meta:object-count="0" meta:page-count="1" meta:paragraph-count="10" meta:word-count="93" meta:character-count="635" meta:non-whitespace-character-count="551"/>
  </office:meta>
</office:document-meta>
</file>